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L2]/50*0.15 + [.M2]/50*0.15 + [.N2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J2] + [.O2] + [.U2] + [.X2]" office:value-type="float" office:value="0.267" calcext:value-type="float">
            <text:p>0.26700</text:p>
          </table:table-cell>
          <table:table-cell table:style-name="ce15" table:formula="of:=IF([.Z2]&gt;=0.9875;&quot;A+&quot;;  IF([.Z2]&gt;=0.94; &quot;A&quot;; IF([.Z2]&gt;=0.9; &quot;A-&quot;; IF([.Z2]&gt;=0.87; &quot;B+&quot;; IF([.Z2]&gt;=0.84;&quot;B&quot;; IF([.Z2]&gt;=0.8; &quot;B-&quot;; IF([.Z2]&gt;=0.77; &quot;C+&quot;; IF([.Z2]&gt;=0.74;&quot;C&quot;; IF([.Z2]&gt;=0.7; &quot;C-&quot;; IF([.Z2]&gt;=0.67; &quot;D+&quot;; IF([.Z2]&gt;=0.64;&quot;D&quot;; IF([.Z2]&gt;=0.6; &quot;D-&quot;; &quot;F&quot;))))))))))))" office:value-type="string" office:string-value="F" calcext:value-type="string">
            <text:p>F</text:p>
          </table:table-cell>
          <table:table-cell table:style-name="ce17" table:formula="of:=VLOOKUP([.AA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L3]/50*0.15 + [.M3]/50*0.15 + [.N3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J3] + [.O3] + [.U3] + [.X3]" office:value-type="float" office:value="0.276" calcext:value-type="float">
            <text:p>0.27600</text:p>
          </table:table-cell>
          <table:table-cell table:style-name="ce15" table:formula="of:=IF([.Z3]&gt;=0.9875;&quot;A+&quot;;  IF([.Z3]&gt;=0.94; &quot;A&quot;; IF([.Z3]&gt;=0.9; &quot;A-&quot;; IF([.Z3]&gt;=0.87; &quot;B+&quot;; IF([.Z3]&gt;=0.84;&quot;B&quot;; IF([.Z3]&gt;=0.8; &quot;B-&quot;; IF([.Z3]&gt;=0.77; &quot;C+&quot;; IF([.Z3]&gt;=0.74;&quot;C&quot;; IF([.Z3]&gt;=0.7; &quot;C-&quot;; IF([.Z3]&gt;=0.67; &quot;D+&quot;; IF([.Z3]&gt;=0.64;&quot;D&quot;; IF([.Z3]&gt;=0.6; &quot;D-&quot;; &quot;F&quot;))))))))))))" office:value-type="string" office:string-value="F" calcext:value-type="string">
            <text:p>F</text:p>
          </table:table-cell>
          <table:table-cell table:style-name="ce17" table:formula="of:=VLOOKUP([.AA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L4]/50*0.15 + [.M4]/50*0.15 + [.N4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J4] + [.O4] + [.U4] + [.X4]" office:value-type="float" office:value="0.267" calcext:value-type="float">
            <text:p>0.26700</text:p>
          </table:table-cell>
          <table:table-cell table:style-name="ce15" table:formula="of:=IF([.Z4]&gt;=0.9875;&quot;A+&quot;;  IF([.Z4]&gt;=0.94; &quot;A&quot;; IF([.Z4]&gt;=0.9; &quot;A-&quot;; IF([.Z4]&gt;=0.87; &quot;B+&quot;; IF([.Z4]&gt;=0.84;&quot;B&quot;; IF([.Z4]&gt;=0.8; &quot;B-&quot;; IF([.Z4]&gt;=0.77; &quot;C+&quot;; IF([.Z4]&gt;=0.74;&quot;C&quot;; IF([.Z4]&gt;=0.7; &quot;C-&quot;; IF([.Z4]&gt;=0.67; &quot;D+&quot;; IF([.Z4]&gt;=0.64;&quot;D&quot;; IF([.Z4]&gt;=0.6; &quot;D-&quot;; &quot;F&quot;))))))))))))" office:value-type="string" office:string-value="F" calcext:value-type="string">
            <text:p>F</text:p>
          </table:table-cell>
          <table:table-cell table:style-name="ce17" table:formula="of:=VLOOKUP([.AA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L5]/50*0.15 + [.M5]/50*0.15 + [.N5]/100*0.2" office:value-type="float" office:value="0.246" calcext:value-type="float">
            <text:p>0.24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J5] + [.O5] + [.U5] + [.X5]" office:value-type="float" office:value="0.246" calcext:value-type="float">
            <text:p>0.24600</text:p>
          </table:table-cell>
          <table:table-cell table:style-name="ce15" table:formula="of:=IF([.Z5]&gt;=0.9875;&quot;A+&quot;;  IF([.Z5]&gt;=0.94; &quot;A&quot;; IF([.Z5]&gt;=0.9; &quot;A-&quot;; IF([.Z5]&gt;=0.87; &quot;B+&quot;; IF([.Z5]&gt;=0.84;&quot;B&quot;; IF([.Z5]&gt;=0.8; &quot;B-&quot;; IF([.Z5]&gt;=0.77; &quot;C+&quot;; IF([.Z5]&gt;=0.74;&quot;C&quot;; IF([.Z5]&gt;=0.7; &quot;C-&quot;; IF([.Z5]&gt;=0.67; &quot;D+&quot;; IF([.Z5]&gt;=0.64;&quot;D&quot;; IF([.Z5]&gt;=0.6; &quot;D-&quot;; &quot;F&quot;))))))))))))" office:value-type="string" office:string-value="F" calcext:value-type="string">
            <text:p>F</text:p>
          </table:table-cell>
          <table:table-cell table:style-name="ce17" table:formula="of:=VLOOKUP([.AA5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L6]/50*0.15 + [.M6]/50*0.15 + [.N6]/100*0.2" office:value-type="float" office:value="0.24" calcext:value-type="float">
            <text:p>0.24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J6] + [.O6] + [.U6] + [.X6]" office:value-type="float" office:value="0.24" calcext:value-type="float">
            <text:p>0.24000</text:p>
          </table:table-cell>
          <table:table-cell table:style-name="ce15" table:formula="of:=IF([.Z6]&gt;=0.9875;&quot;A+&quot;;  IF([.Z6]&gt;=0.94; &quot;A&quot;; IF([.Z6]&gt;=0.9; &quot;A-&quot;; IF([.Z6]&gt;=0.87; &quot;B+&quot;; IF([.Z6]&gt;=0.84;&quot;B&quot;; IF([.Z6]&gt;=0.8; &quot;B-&quot;; IF([.Z6]&gt;=0.77; &quot;C+&quot;; IF([.Z6]&gt;=0.74;&quot;C&quot;; IF([.Z6]&gt;=0.7; &quot;C-&quot;; IF([.Z6]&gt;=0.67; &quot;D+&quot;; IF([.Z6]&gt;=0.64;&quot;D&quot;; IF([.Z6]&gt;=0.6; &quot;D-&quot;; &quot;F&quot;))))))))))))" office:value-type="string" office:string-value="F" calcext:value-type="string">
            <text:p>F</text:p>
          </table:table-cell>
          <table:table-cell table:style-name="ce17" table:formula="of:=VLOOKUP([.AA6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L7]/50*0.15 + [.M7]/50*0.15 + [.N7]/100*0.2" office:value-type="float" office:value="0.225" calcext:value-type="float">
            <text:p>0.22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J7] + [.O7] + [.U7] + [.X7]" office:value-type="float" office:value="0.225" calcext:value-type="float">
            <text:p>0.22500</text:p>
          </table:table-cell>
          <table:table-cell table:style-name="ce15" table:formula="of:=IF([.Z7]&gt;=0.9875;&quot;A+&quot;;  IF([.Z7]&gt;=0.94; &quot;A&quot;; IF([.Z7]&gt;=0.9; &quot;A-&quot;; IF([.Z7]&gt;=0.87; &quot;B+&quot;; IF([.Z7]&gt;=0.84;&quot;B&quot;; IF([.Z7]&gt;=0.8; &quot;B-&quot;; IF([.Z7]&gt;=0.77; &quot;C+&quot;; IF([.Z7]&gt;=0.74;&quot;C&quot;; IF([.Z7]&gt;=0.7; &quot;C-&quot;; IF([.Z7]&gt;=0.67; &quot;D+&quot;; IF([.Z7]&gt;=0.64;&quot;D&quot;; IF([.Z7]&gt;=0.6; &quot;D-&quot;; &quot;F&quot;))))))))))))" office:value-type="string" office:string-value="F" calcext:value-type="string">
            <text:p>F</text:p>
          </table:table-cell>
          <table:table-cell table:style-name="ce17" table:formula="of:=VLOOKUP([.AA7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L8]/50*0.15 + [.M8]/50*0.15 + [.N8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J8] + [.O8] + [.U8] + [.X8]" office:value-type="float" office:value="0.261" calcext:value-type="float">
            <text:p>0.26100</text:p>
          </table:table-cell>
          <table:table-cell table:style-name="ce15" table:formula="of:=IF([.Z8]&gt;=0.9875;&quot;A+&quot;;  IF([.Z8]&gt;=0.94; &quot;A&quot;; IF([.Z8]&gt;=0.9; &quot;A-&quot;; IF([.Z8]&gt;=0.87; &quot;B+&quot;; IF([.Z8]&gt;=0.84;&quot;B&quot;; IF([.Z8]&gt;=0.8; &quot;B-&quot;; IF([.Z8]&gt;=0.77; &quot;C+&quot;; IF([.Z8]&gt;=0.74;&quot;C&quot;; IF([.Z8]&gt;=0.7; &quot;C-&quot;; IF([.Z8]&gt;=0.67; &quot;D+&quot;; IF([.Z8]&gt;=0.64;&quot;D&quot;; IF([.Z8]&gt;=0.6; &quot;D-&quot;; &quot;F&quot;))))))))))))" office:value-type="string" office:string-value="F" calcext:value-type="string">
            <text:p>F</text:p>
          </table:table-cell>
          <table:table-cell table:style-name="ce17" table:formula="of:=VLOOKUP([.AA8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L9]/50*0.15 + [.M9]/50*0.15 + [.N9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J9] + [.O9] + [.U9] + [.X9]" office:value-type="float" office:value="0.276" calcext:value-type="float">
            <text:p>0.27600</text:p>
          </table:table-cell>
          <table:table-cell table:style-name="ce15" table:formula="of:=IF([.Z9]&gt;=0.9875;&quot;A+&quot;;  IF([.Z9]&gt;=0.94; &quot;A&quot;; IF([.Z9]&gt;=0.9; &quot;A-&quot;; IF([.Z9]&gt;=0.87; &quot;B+&quot;; IF([.Z9]&gt;=0.84;&quot;B&quot;; IF([.Z9]&gt;=0.8; &quot;B-&quot;; IF([.Z9]&gt;=0.77; &quot;C+&quot;; IF([.Z9]&gt;=0.74;&quot;C&quot;; IF([.Z9]&gt;=0.7; &quot;C-&quot;; IF([.Z9]&gt;=0.67; &quot;D+&quot;; IF([.Z9]&gt;=0.64;&quot;D&quot;; IF([.Z9]&gt;=0.6; &quot;D-&quot;; &quot;F&quot;))))))))))))" office:value-type="string" office:string-value="F" calcext:value-type="string">
            <text:p>F</text:p>
          </table:table-cell>
          <table:table-cell table:style-name="ce17" table:formula="of:=VLOOKUP([.AA9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L10]/50*0.15 + [.M10]/50*0.15 + [.N10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J10] + [.O10] + [.U10] + [.X10]" office:value-type="float" office:value="0.261" calcext:value-type="float">
            <text:p>0.26100</text:p>
          </table:table-cell>
          <table:table-cell table:style-name="ce15" table:formula="of:=IF([.Z10]&gt;=0.9875;&quot;A+&quot;;  IF([.Z10]&gt;=0.94; &quot;A&quot;; IF([.Z10]&gt;=0.9; &quot;A-&quot;; IF([.Z10]&gt;=0.87; &quot;B+&quot;; IF([.Z10]&gt;=0.84;&quot;B&quot;; IF([.Z10]&gt;=0.8; &quot;B-&quot;; IF([.Z10]&gt;=0.77; &quot;C+&quot;; IF([.Z10]&gt;=0.74;&quot;C&quot;; IF([.Z10]&gt;=0.7; &quot;C-&quot;; IF([.Z10]&gt;=0.67; &quot;D+&quot;; IF([.Z10]&gt;=0.64;&quot;D&quot;; IF([.Z10]&gt;=0.6; &quot;D-&quot;; &quot;F&quot;))))))))))))" office:value-type="string" office:string-value="F" calcext:value-type="string">
            <text:p>F</text:p>
          </table:table-cell>
          <table:table-cell table:style-name="ce17" table:formula="of:=VLOOKUP([.AA10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L11]/50*0.15 + [.M11]/50*0.15 + [.N11]/100*0.2" office:value-type="float" office:value="0.27" calcext:value-type="float">
            <text:p>0.27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F</text:p>
          </table:table-cell>
          <table:table-cell table:style-name="ce7"/>
          <table:table-cell/>
          <table:table-cell table:style-name="ce14" table:formula="of:=[.J11] + [.O11] + [.U11] + [.X11]" office:value-type="float" office:value="0.27" calcext:value-type="float">
            <text:p>0.27000</text:p>
          </table:table-cell>
          <table:table-cell table:style-name="ce15" table:formula="of:=IF([.Z11]&gt;=0.9875;&quot;A+&quot;;  IF([.Z11]&gt;=0.94; &quot;A&quot;; IF([.Z11]&gt;=0.9; &quot;A-&quot;; IF([.Z11]&gt;=0.87; &quot;B+&quot;; IF([.Z11]&gt;=0.84;&quot;B&quot;; IF([.Z11]&gt;=0.8; &quot;B-&quot;; IF([.Z11]&gt;=0.77; &quot;C+&quot;; IF([.Z11]&gt;=0.74;&quot;C&quot;; IF([.Z11]&gt;=0.7; &quot;C-&quot;; IF([.Z11]&gt;=0.67; &quot;D+&quot;; IF([.Z11]&gt;=0.64;&quot;D&quot;; IF([.Z11]&gt;=0.6; &quot;D-&quot;; &quot;F&quot;))))))))))))" office:value-type="string" office:string-value="F" calcext:value-type="string">
            <text:p>F</text:p>
          </table:table-cell>
          <table:table-cell table:style-name="ce17" table:formula="of:=VLOOKUP([.AA11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L12]/50*0.15 + [.M12]/50*0.15 + [.N12]/100*0.2" office:value-type="float" office:value="0.252" calcext:value-type="float">
            <text:p>0.25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J12] + [.O12] + [.U12] + [.X12]" office:value-type="float" office:value="0.252" calcext:value-type="float">
            <text:p>0.25200</text:p>
          </table:table-cell>
          <table:table-cell table:style-name="ce15" table:formula="of:=IF([.Z12]&gt;=0.9875;&quot;A+&quot;;  IF([.Z12]&gt;=0.94; &quot;A&quot;; IF([.Z12]&gt;=0.9; &quot;A-&quot;; IF([.Z12]&gt;=0.87; &quot;B+&quot;; IF([.Z12]&gt;=0.84;&quot;B&quot;; IF([.Z12]&gt;=0.8; &quot;B-&quot;; IF([.Z12]&gt;=0.77; &quot;C+&quot;; IF([.Z12]&gt;=0.74;&quot;C&quot;; IF([.Z12]&gt;=0.7; &quot;C-&quot;; IF([.Z12]&gt;=0.67; &quot;D+&quot;; IF([.Z12]&gt;=0.64;&quot;D&quot;; IF([.Z12]&gt;=0.6; &quot;D-&quot;; &quot;F&quot;))))))))))))" office:value-type="string" office:string-value="F" calcext:value-type="string">
            <text:p>F</text:p>
          </table:table-cell>
          <table:table-cell table:style-name="ce17" table:formula="of:=VLOOKUP([.AA12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L13]/50*0.15 + [.M13]/50*0.15 + [.N13]/100*0.2" office:value-type="float" office:value="0.285" calcext:value-type="float">
            <text:p>0.28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J13] + [.O13] + [.U13] + [.X13]" office:value-type="float" office:value="0.285" calcext:value-type="float">
            <text:p>0.28500</text:p>
          </table:table-cell>
          <table:table-cell table:style-name="ce15" table:formula="of:=IF([.Z13]&gt;=0.9875;&quot;A+&quot;;  IF([.Z13]&gt;=0.94; &quot;A&quot;; IF([.Z13]&gt;=0.9; &quot;A-&quot;; IF([.Z13]&gt;=0.87; &quot;B+&quot;; IF([.Z13]&gt;=0.84;&quot;B&quot;; IF([.Z13]&gt;=0.8; &quot;B-&quot;; IF([.Z13]&gt;=0.77; &quot;C+&quot;; IF([.Z13]&gt;=0.74;&quot;C&quot;; IF([.Z13]&gt;=0.7; &quot;C-&quot;; IF([.Z13]&gt;=0.67; &quot;D+&quot;; IF([.Z13]&gt;=0.64;&quot;D&quot;; IF([.Z13]&gt;=0.6; &quot;D-&quot;; &quot;F&quot;))))))))))))" office:value-type="string" office:string-value="F" calcext:value-type="string">
            <text:p>F</text:p>
          </table:table-cell>
          <table:table-cell table:style-name="ce17" table:formula="of:=VLOOKUP([.AA13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L14]/50*0.15 + [.M14]/50*0.15 + [.N14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J14] + [.O14] + [.U14] + [.X14]" office:value-type="float" office:value="0.234" calcext:value-type="float">
            <text:p>0.23400</text:p>
          </table:table-cell>
          <table:table-cell table:style-name="ce15" table:formula="of:=IF([.Z14]&gt;=0.9875;&quot;A+&quot;;  IF([.Z14]&gt;=0.94; &quot;A&quot;; IF([.Z14]&gt;=0.9; &quot;A-&quot;; IF([.Z14]&gt;=0.87; &quot;B+&quot;; IF([.Z14]&gt;=0.84;&quot;B&quot;; IF([.Z14]&gt;=0.8; &quot;B-&quot;; IF([.Z14]&gt;=0.77; &quot;C+&quot;; IF([.Z14]&gt;=0.74;&quot;C&quot;; IF([.Z14]&gt;=0.7; &quot;C-&quot;; IF([.Z14]&gt;=0.67; &quot;D+&quot;; IF([.Z14]&gt;=0.64;&quot;D&quot;; IF([.Z14]&gt;=0.6; &quot;D-&quot;; &quot;F&quot;))))))))))))" office:value-type="string" office:string-value="F" calcext:value-type="string">
            <text:p>F</text:p>
          </table:table-cell>
          <table:table-cell table:style-name="ce17" table:formula="of:=VLOOKUP([.AA14]; [.$AG$2:.$AH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L15]/50*0.15 + [.M15]/50*0.15 + [.N15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J15] + [.O15] + [.U15] + [.X15]" office:value-type="float" office:value="0.267" calcext:value-type="float">
            <text:p>0.26700</text:p>
          </table:table-cell>
          <table:table-cell table:style-name="ce15" table:formula="of:=IF([.Z15]&gt;=0.9875;&quot;A+&quot;;  IF([.Z15]&gt;=0.94; &quot;A&quot;; IF([.Z15]&gt;=0.9; &quot;A-&quot;; IF([.Z15]&gt;=0.87; &quot;B+&quot;; IF([.Z15]&gt;=0.84;&quot;B&quot;; IF([.Z15]&gt;=0.8; &quot;B-&quot;; IF([.Z15]&gt;=0.77; &quot;C+&quot;; IF([.Z15]&gt;=0.74;&quot;C&quot;; IF([.Z15]&gt;=0.7; &quot;C-&quot;; IF([.Z15]&gt;=0.67; &quot;D+&quot;; IF([.Z15]&gt;=0.64;&quot;D&quot;; IF([.Z15]&gt;=0.6; &quot;D-&quot;; &quot;F&quot;))))))))))))" office:value-type="string" office:string-value="F" calcext:value-type="string">
            <text:p>F</text:p>
          </table:table-cell>
          <table:table-cell table:style-name="ce17" table:formula="of:=VLOOKUP([.AA15]; [.$AG$2:.$AH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L16]/50*0.15 + [.M16]/50*0.15 + [.N16]/100*0.2" office:value-type="float" office:value="0.195" calcext:value-type="float">
            <text:p>0.19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J16] + [.O16] + [.U16] + [.X16]" office:value-type="float" office:value="0.195" calcext:value-type="float">
            <text:p>0.19500</text:p>
          </table:table-cell>
          <table:table-cell table:style-name="ce15" table:formula="of:=IF([.Z16]&gt;=0.9875;&quot;A+&quot;;  IF([.Z16]&gt;=0.94; &quot;A&quot;; IF([.Z16]&gt;=0.9; &quot;A-&quot;; IF([.Z16]&gt;=0.87; &quot;B+&quot;; IF([.Z16]&gt;=0.84;&quot;B&quot;; IF([.Z16]&gt;=0.8; &quot;B-&quot;; IF([.Z16]&gt;=0.77; &quot;C+&quot;; IF([.Z16]&gt;=0.74;&quot;C&quot;; IF([.Z16]&gt;=0.7; &quot;C-&quot;; IF([.Z16]&gt;=0.67; &quot;D+&quot;; IF([.Z16]&gt;=0.64;&quot;D&quot;; IF([.Z16]&gt;=0.6; &quot;D-&quot;; &quot;F&quot;))))))))))))" office:value-type="string" office:string-value="F" calcext:value-type="string">
            <text:p>F</text:p>
          </table:table-cell>
          <table:table-cell table:style-name="ce17" table:formula="of:=VLOOKUP([.AA16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L17]/50*0.15 + [.M17]/50*0.15 + [.N17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J17] + [.O17] + [.U17] + [.X17]" office:value-type="float" office:value="0.267" calcext:value-type="float">
            <text:p>0.26700</text:p>
          </table:table-cell>
          <table:table-cell table:style-name="ce15" table:formula="of:=IF([.Z17]&gt;=0.9875;&quot;A+&quot;;  IF([.Z17]&gt;=0.94; &quot;A&quot;; IF([.Z17]&gt;=0.9; &quot;A-&quot;; IF([.Z17]&gt;=0.87; &quot;B+&quot;; IF([.Z17]&gt;=0.84;&quot;B&quot;; IF([.Z17]&gt;=0.8; &quot;B-&quot;; IF([.Z17]&gt;=0.77; &quot;C+&quot;; IF([.Z17]&gt;=0.74;&quot;C&quot;; IF([.Z17]&gt;=0.7; &quot;C-&quot;; IF([.Z17]&gt;=0.67; &quot;D+&quot;; IF([.Z17]&gt;=0.64;&quot;D&quot;; IF([.Z17]&gt;=0.6; &quot;D-&quot;; &quot;F&quot;))))))))))))" office:value-type="string" office:string-value="F" calcext:value-type="string">
            <text:p>F</text:p>
          </table:table-cell>
          <table:table-cell table:style-name="ce17" table:formula="of:=VLOOKUP([.AA17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L18]/50*0.15 + [.M18]/50*0.15 + [.N18]/100*0.2" office:value-type="float" office:value="0.222" calcext:value-type="float">
            <text:p>0.22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J18] + [.O18] + [.U18] + [.X18]" office:value-type="float" office:value="0.222" calcext:value-type="float">
            <text:p>0.22200</text:p>
          </table:table-cell>
          <table:table-cell table:style-name="ce15" table:formula="of:=IF([.Z18]&gt;=0.9875;&quot;A+&quot;;  IF([.Z18]&gt;=0.94; &quot;A&quot;; IF([.Z18]&gt;=0.9; &quot;A-&quot;; IF([.Z18]&gt;=0.87; &quot;B+&quot;; IF([.Z18]&gt;=0.84;&quot;B&quot;; IF([.Z18]&gt;=0.8; &quot;B-&quot;; IF([.Z18]&gt;=0.77; &quot;C+&quot;; IF([.Z18]&gt;=0.74;&quot;C&quot;; IF([.Z18]&gt;=0.7; &quot;C-&quot;; IF([.Z18]&gt;=0.67; &quot;D+&quot;; IF([.Z18]&gt;=0.64;&quot;D&quot;; IF([.Z18]&gt;=0.6; &quot;D-&quot;; &quot;F&quot;))))))))))))" office:value-type="string" office:string-value="F" calcext:value-type="string">
            <text:p>F</text:p>
          </table:table-cell>
          <table:table-cell table:style-name="ce17" table:formula="of:=VLOOKUP([.AA18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L19]/50*0.15 + [.M19]/50*0.15 + [.N19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J19] + [.O19] + [.U19] + [.X19]" office:value-type="float" office:value="0.261" calcext:value-type="float">
            <text:p>0.26100</text:p>
          </table:table-cell>
          <table:table-cell table:style-name="ce15" table:formula="of:=IF([.Z19]&gt;=0.9875;&quot;A+&quot;;  IF([.Z19]&gt;=0.94; &quot;A&quot;; IF([.Z19]&gt;=0.9; &quot;A-&quot;; IF([.Z19]&gt;=0.87; &quot;B+&quot;; IF([.Z19]&gt;=0.84;&quot;B&quot;; IF([.Z19]&gt;=0.8; &quot;B-&quot;; IF([.Z19]&gt;=0.77; &quot;C+&quot;; IF([.Z19]&gt;=0.74;&quot;C&quot;; IF([.Z19]&gt;=0.7; &quot;C-&quot;; IF([.Z19]&gt;=0.67; &quot;D+&quot;; IF([.Z19]&gt;=0.64;&quot;D&quot;; IF([.Z19]&gt;=0.6; &quot;D-&quot;; &quot;F&quot;))))))))))))" office:value-type="string" office:string-value="F" calcext:value-type="string">
            <text:p>F</text:p>
          </table:table-cell>
          <table:table-cell table:style-name="ce17" table:formula="of:=VLOOKUP([.AA19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L20]/50*0.15 + [.M20]/50*0.15 + [.N20]/100*0.2" office:value-type="float" office:value="0.264" calcext:value-type="float">
            <text:p>0.26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+</text:p>
          </table:table-cell>
          <table:table-cell table:style-name="ce7"/>
          <table:table-cell/>
          <table:table-cell table:style-name="ce14" table:formula="of:=[.J20] + [.O20] + [.U20] + [.X20]" office:value-type="float" office:value="0.264" calcext:value-type="float">
            <text:p>0.26400</text:p>
          </table:table-cell>
          <table:table-cell table:style-name="ce15" table:formula="of:=IF([.Z20]&gt;=0.9875;&quot;A+&quot;;  IF([.Z20]&gt;=0.94; &quot;A&quot;; IF([.Z20]&gt;=0.9; &quot;A-&quot;; IF([.Z20]&gt;=0.87; &quot;B+&quot;; IF([.Z20]&gt;=0.84;&quot;B&quot;; IF([.Z20]&gt;=0.8; &quot;B-&quot;; IF([.Z20]&gt;=0.77; &quot;C+&quot;; IF([.Z20]&gt;=0.74;&quot;C&quot;; IF([.Z20]&gt;=0.7; &quot;C-&quot;; IF([.Z20]&gt;=0.67; &quot;D+&quot;; IF([.Z20]&gt;=0.64;&quot;D&quot;; IF([.Z20]&gt;=0.6; &quot;D-&quot;; &quot;F&quot;))))))))))))" office:value-type="string" office:string-value="F" calcext:value-type="string">
            <text:p>F</text:p>
          </table:table-cell>
          <table:table-cell table:style-name="ce17" table:formula="of:=VLOOKUP([.AA20]; [.$AG$2:.$AH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L21]/50*0.15 + [.M21]/50*0.15 + [.N21]/100*0.2" office:value-type="float" office:value="0.264" calcext:value-type="float">
            <text:p>0.26400</text:p>
          </table:table-cell>
          <table:table-cell table:number-columns-repeated="4"/>
          <table:table-cell table:style-name="ce5"/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15" table:formula="of:=AVERAGE([.Z2:.Z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B2:.AB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L22]/50*0.15 + [.M22]/50*0.15 + [.N22]/100*0.2" office:value-type="float" office:value="0.252" calcext:value-type="float">
            <text:p>0.25200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L23]/50*0.15 + [.M23]/50*0.15 + [.N23]/100*0.2" office:value-type="float" office:value="0.204" calcext:value-type="float">
            <text:p>0.20400</text:p>
          </table:table-cell>
          <table:table-cell table:number-columns-repeated="7"/>
          <table:table-cell office:value-type="string" calcext:value-type="string">
            <text:p>C-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L24]/50*0.15 + [.M24]/50*0.15 + [.N24]/100*0.2" office:value-type="float" office:value="0.231" calcext:value-type="float">
            <text:p>0.23100</text:p>
          </table:table-cell>
          <table:table-cell table:number-columns-repeated="7"/>
          <table:table-cell office:value-type="string" calcext:value-type="string">
            <text:p>C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L25]/50*0.15 + [.M25]/50*0.15 + [.N25]/100*0.2" office:value-type="float" office:value="0.297" calcext:value-type="float">
            <text:p>0.29700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9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9"/>
          <table:table-cell table:style-name="ce8"/>
          <table:table-cell/>
          <table:table-cell table:formula="of:=AVERAGE([.L2:.L25])" office:value-type="float" office:value="41.25" calcext:value-type="float">
            <text:p>41.25</text:p>
          </table:table-cell>
          <table:table-cell table:formula="of:=AVERAGE([.M2:.M25])" office:value-type="float" office:value="43.25" calcext:value-type="float">
            <text:p>43.2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formula="of:=AVERAGE([.L3:.L26])/50" office:value-type="float" office:value="0.821739130434783" calcext:value-type="float">
            <text:p>0.8217391304</text:p>
          </table:table-cell>
          <table:table-cell table:formula="of:=AVERAGE([.M3:.M26])/50" office:value-type="float" office:value="0.864347826086957" calcext:value-type="float">
            <text:p>0.8643478261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4:23:36.49989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5T17:25:48.300357340</dc:date>
    <dc:creator>Gregory Kapfhammer</dc:creator>
    <meta:editing-duration>P7DT1H48M51S</meta:editing-duration>
    <meta:editing-cycles>217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55" meta:object-count="0"/>
  </office:meta>
</office:document-meta>
</file>